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neLinerStubStressTest.generateLarge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neLinerStubTestClass.getStu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LinerStubStressTest.call_a_lot_of_mocks_using_one_line_stubb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